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ulip ATK with SMK Reverse Crossmount Tacti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in ID</text:p>
          </table:table-cell>
          <table:table-cell office:value-type="string" calcext:value-type="string">
            <text:p>Legend</text:p>
          </table:table-cell>
          <table:table-cell/>
          <table:table-cell office:value-type="string" calcext:value-type="string">
            <text:p>Pin Row (8)</text:p>
          </table:table-cell>
          <table:table-cell office:value-type="string" calcext:value-type="string">
            <text:p>Pin Col (16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4567" calcext:value-type="float">
            <text:p>1345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cap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1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ld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-_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+=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ackspa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a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\|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ps Loc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;: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'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n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shif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/?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shif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ctr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al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pac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al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ctrl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rint Sc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croll Lock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aus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ser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om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ge Up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elet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n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ge Dow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U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ef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ow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igh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umlock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um/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um*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um-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um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um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um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um+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um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um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um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um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um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um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umEn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um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umDo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Hind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00-00-00</text:date>, <text:time style:data-style-name="N2" text:time-value="14:13:59.566564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2T19:36:40.222056428</meta:creation-date>
    <dc:date>2021-05-17T22:48:17.179471207</dc:date>
    <meta:editing-duration>P1DT14H46M1S</meta:editing-duration>
    <meta:editing-cycles>20</meta:editing-cycles>
    <meta:generator>LibreOffice/7.1.3.2$Linux_X86_64 LibreOffice_project/10$Build-2</meta:generator>
    <meta:document-statistic meta:table-count="1" meta:cell-count="410" meta:object-count="0"/>
  </office:meta>
</office:document-meta>
</file>